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" svg:font-family="'Lohit Devanagari'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Inter" svg:font-family="Inte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top="0cm" fo:margin-bottom="0cm" loext:contextual-spacing="false" fo:line-height="100%" fo:text-align="start" style:justify-single-word="false"/>
    </style:style>
    <style:style style:name="P2" style:family="paragraph" style:parent-style-name="Standard">
      <style:paragraph-properties fo:margin-top="0cm" fo:margin-bottom="0.494cm" loext:contextual-spacing="false" fo:line-height="100%" fo:text-align="start" style:justify-single-word="false"/>
    </style:style>
    <style:style style:name="P3" style:family="paragraph" style:parent-style-name="Standard" style:list-style-name="WWNum1">
      <style:paragraph-properties fo:margin-top="0cm" fo:margin-bottom="0.494cm" loext:contextual-spacing="false" fo:line-height="100%" fo:text-align="start" style:justify-single-word="false"/>
    </style:style>
    <style:style style:name="P4" style:family="paragraph" style:parent-style-name="Standard">
      <style:paragraph-properties fo:margin-top="0cm" fo:margin-bottom="0.494cm" loext:contextual-spacing="false" fo:line-height="100%" fo:text-align="start" style:justify-single-word="false"/>
      <style:text-properties fo:font-weight="bold" officeooo:rsid="00196788" officeooo:paragraph-rsid="00196788" style:font-weight-asian="bold" style:font-weight-complex="bold"/>
    </style:style>
    <style:style style:name="P5" style:family="paragraph" style:parent-style-name="Standard" style:master-page-name="Standard">
      <style:paragraph-properties fo:margin-top="0cm" fo:margin-bottom="0.494cm" loext:contextual-spacing="false" fo:line-height="100%" fo:text-align="start" style:justify-single-word="false" style:page-number="auto"/>
    </style:style>
    <style:style style:name="P6" style:family="paragraph" style:parent-style-name="Standard">
      <style:paragraph-properties fo:margin-top="0.494cm" fo:margin-bottom="0.494cm" loext:contextual-spacing="false" fo:line-height="100%" fo:text-align="start" style:justify-single-word="false"/>
    </style:style>
    <style:style style:name="P7" style:family="paragraph" style:parent-style-name="Standard" style:list-style-name="WWNum1">
      <style:paragraph-properties fo:margin-top="0.494cm" fo:margin-bottom="0cm" loext:contextual-spacing="false" fo:line-height="100%" fo:text-align="start" style:justify-single-word="false"/>
    </style:style>
    <style:style style:name="T1" style:family="text">
      <style:text-properties fo:color="#444444" style:font-name="Inter" fo:font-size="12pt" style:font-name-asian="Times New Roman1" style:font-size-asian="12pt" style:language-asian="es" style:country-asian="ES" style:font-name-complex="Times New Roman1" style:font-size-complex="12pt"/>
    </style:style>
    <style:style style:name="T2" style:family="text">
      <style:text-properties fo:color="#444444" style:font-name="Inter" fo:font-size="12pt" fo:font-weight="bold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T3" style:family="text">
      <style:text-properties fo:color="#444444" style:font-name="Inter" fo:font-size="12pt" fo:font-style="italic" style:font-name-asian="Times New Roman1" style:font-size-asian="12pt" style:language-asian="es" style:country-asian="ES" style:font-style-asian="italic" style:font-name-complex="Times New Roman1" style:font-size-complex="12pt" style:font-style-complex="italic"/>
    </style:style>
    <style:style style:name="T4" style:family="text">
      <style:text-properties fo:color="#444444" style:font-name="Courier New1" fo:font-size="12pt" style:font-name-asian="Times New Roman1" style:font-size-asian="12pt" style:language-asian="es" style:country-asian="ES" style:font-name-complex="Courier New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/></text:p>
      <text:p text:style-name="P4"><text:span text:style-name="T1">SOLUCION AL SIGUIENTE ERROR EN UBUNTU:</text:span></text:p>
      <text:p text:style-name="P2"><text:span text:style-name="T1">E: No se pudo bloquear /var/lib/dpkg/lock – open (11: Recurso no disponible temporalmente)<text:line-break/>E: No se pudo bloquear el directorio de administración (/var/lib/dpkg/), ¿quizás haya algún otro proceso utilizándolo?</text:span></text:p>
      <text:p text:style-name="P6"><text:span text:style-name="T2">Y lo solucionamos de la siguiente forma:</text:span></text:p>
      <text:p text:style-name="P6"><text:span text:style-name="T1">Abriremos una terminar  y ejecutamos el siguiente comando para desbloquear /var/lib/dpkg/lock.</text:span></text:p>
      <text:p text:style-name="P6"><text:span text:style-name="T4">$ sudo fuser -vki  /var/lib/dpkg/lock</text:span></text:p>
      <text:p text:style-name="P6"><text:span text:style-name="T1">Las opciones utilizadas en el comando sirven para:</text:span></text:p>
      <text:list xml:id="list687705679" text:style-name="WWNum1">
        <text:list-item>
          <text:p text:style-name="P7"><text:span text:style-name="T2">-v</text:span><text:span text:style-name="T1"> activa el modo </text:span><text:span text:style-name="T3">verbose</text:span><text:span text:style-name="T1">, para los que nos gusta ver en todo momento lo que está haciendo.</text:span></text:p>
        </text:list-item>
        <text:list-item>
          <text:p text:style-name="P1"><text:span text:style-name="T2">-k</text:span><text:span text:style-name="T1"> mata el proceso que mantiene el fichero ocupado.</text:span></text:p>
        </text:list-item>
        <text:list-item>
          <text:p text:style-name="P3"><text:span text:style-name="T2">-i</text:span><text:span text:style-name="T1"> pide confirmación para matar al proceso.</text:span></text:p>
        </text:list-item>
      </text:list>
      <text:p text:style-name="P6"><text:span text:style-name="T1">También recomiendan eliminar el fichero en cuestión.</text:span></text:p>
      <text:p text:style-name="P6"><text:span text:style-name="T4">$ sudo rm -f /var/lib/dpkg/lock</text:span></text:p>
      <text:p text:style-name="P6"><text:span text:style-name="T1">Una vez terminado con el bloqueo, ejecutamos el siguiente comando para reparar los posibles paquetes rotos.</text:span></text:p>
      <text:p text:style-name="P6"><text:span text:style-name="T4">$ sudo dpkg --configure -a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" svg:font-family="'Lohit Devanagari'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Inter" svg:font-family="Inte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200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 fo:text-align="start" style:justify-single-word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ww.intercambiosvirtuales.org</meta:initial-creator>
    <meta:editing-cycles>3</meta:editing-cycles>
    <meta:creation-date>2021-10-02T19:02:00</meta:creation-date>
    <dc:date>2021-10-06T17:17:56.529044619</dc:date>
    <meta:editing-duration>PT31S</meta:editing-duration>
    <meta:generator>LibreOffice/6.4.7.2$Linux_X86_64 LibreOffice_project/40$Build-2</meta:generator>
    <meta:document-statistic meta:table-count="0" meta:image-count="0" meta:object-count="0" meta:page-count="1" meta:paragraph-count="13" meta:word-count="136" meta:character-count="872" meta:non-whitespace-character-count="750"/>
    <meta:user-defined meta:name="AppVersion">12.0000</meta:user-defined>
    <meta:user-defined meta:name="Company">www.intercambiosvirtuales.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